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2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Grau de Saida</text:p>
          </table:table-cell>
          <table:table-cell office:value-type="string">
            <text:p>Frequencia</text:p>
          </table:table-cell>
          <table:table-cell>
            <draw:frame table:end-cell-address="Planilha1.I23" table:end-x="2.193cm" table:end-y="0.373cm" draw:z-index="0" draw:style-name="gr1" svg:width="14.654cm" svg:height="9.962cm" svg:x="1.088cm" svg:y="0.366cm">
              <draw:object draw:notify-on-update-of-ranges="Planilha1.A1:Planilha1.A1 Planilha1.A2:Planilha1.A80 Planilha1.B1:Planilha1.B1 Planilha1.B2:Planilha1.B8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248">
            <text:p>4248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91">
            <text:p>59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19">
            <text:p>519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23">
            <text:p>423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04">
            <text:p>304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57">
            <text:p>257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69">
            <text:p>169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8">
            <text:p>108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13">
            <text:p>213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88">
            <text:p>288</text:p>
          </table:table-cell>
          <table:table-cell office:value-type="float" office:value="1">
            <text:p>1</text:p>
          </table:table-cell>
          <table:table-cell/>
        </table:table-row>
      </table:table>
      <table:database-ranges>
        <table:database-range table:target-range-address="Planilha1.A1:Planilha1.B8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6">16/07/2013</text:date>, <text:time>14:39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7-16T14:39:12.74</dc:date>
    <meta:document-statistic meta:table-count="1" meta:cell-count="160" meta:object-count="1"/>
    <meta:generator>Br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655cm" svg:height="9.963cm" xlink:href=".." chart:class="chart:line" chart:style-name="ch1">
        <chart:legend chart:legend-position="end" svg:x="12.283cm" svg:y="4.673cm" chart:style-name="ch2"/>
        <chart:plot-area chart:style-name="ch3" table:cell-range-address="Planilha1.A1:Planilha1.B80" chart:data-source-has-labels="both" svg:x="0.385cm" svg:y="0.199cm" svg:width="11.606cm" svg:height="9.368cm">
          <chart:axis chart:dimension="x" chart:name="primary-x" chart:style-name="ch4">
            <chart:title svg:x="5.455cm" svg:y="9.168cm" chart:style-name="ch5">
              <text:p>Grau de saida</text:p>
            </chart:title>
            <chart:categories table:cell-range-address="Planilha1.A2:Planilha1.A80"/>
          </chart:axis>
          <chart:axis chart:dimension="y" chart:name="primary-y" chart:style-name="ch6">
            <chart:title svg:x="0.294cm" svg:y="5.403cm" chart:style-name="ch7">
              <text:p>Frequencia</text:p>
            </chart:title>
            <chart:grid chart:style-name="ch8" chart:class="major"/>
          </chart:axis>
          <chart:series chart:style-name="ch9" chart:values-cell-range-address="Planilha1.B2:Planilha1.B80" chart:label-cell-address="Planilha1.B1:Planilha1.B1" chart:class="chart:line">
            <chart:data-point chart:repeated="7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lanilha1.B1:Planilha1.B1">Frequencia</text:p>
              </table:table-cell>
            </table:table-row>
          </table:table-header-rows>
          <table:table-rows>
            <table:table-row>
              <table:table-cell office:value-type="string">
                <text:p text:id="Planilha1.A2:Planilha1.A80">0</text:p>
              </table:table-cell>
              <table:table-cell office:value-type="float" office:value="4248">
                <text:p text:id="Planilha1.B2:Planilha1.B80">424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